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d733" officeooo:paragraph-rsid="0011d733"/>
    </style:style>
    <style:style style:name="P2" style:family="paragraph" style:parent-style-name="Standard">
      <style:paragraph-properties fo:text-align="start" style:justify-single-word="false"/>
      <style:text-properties officeooo:rsid="0011d733" officeooo:paragraph-rsid="0011d733"/>
    </style:style>
    <style:style style:name="P3" style:family="paragraph" style:parent-style-name="Standard">
      <style:paragraph-properties fo:text-align="start" style:justify-single-word="false"/>
      <style:text-properties officeooo:paragraph-rsid="004a8686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paragraph-rsid="0011d733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officeooo:rsid="0011d733" officeooo:paragraph-rsid="0011d733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officeooo:rsid="001372a9" officeooo:paragraph-rsid="001372a9"/>
    </style:style>
    <style:style style:name="P7" style:family="paragraph" style:parent-style-name="Standard">
      <style:paragraph-properties fo:text-align="start" style:justify-single-word="false"/>
      <style:text-properties fo:font-weight="bold" officeooo:rsid="001696b7" officeooo:paragraph-rsid="001696b7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ed0c" officeooo:paragraph-rsid="001ded0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4a8686" officeooo:paragraph-rsid="004a8686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96b7" officeooo:paragraph-rsid="001696b7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696b7" officeooo:paragraph-rsid="001ded0c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821c2" officeooo:paragraph-rsid="001821c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821c2" officeooo:paragraph-rsid="001ded0c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96bd7" officeooo:paragraph-rsid="00196bd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96bd7" officeooo:paragraph-rsid="001a640e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96bd7" officeooo:paragraph-rsid="001ded0c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a2237" officeooo:paragraph-rsid="001a223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2237" officeooo:paragraph-rsid="001ded0c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b92b0" officeooo:paragraph-rsid="001b92b0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1b92b0" officeooo:paragraph-rsid="001ded0c" style:font-weight-asian="normal" style:font-weight-complex="normal"/>
    </style:style>
    <style:style style:name="T1" style:family="text">
      <style:text-properties style:font-name="sans-serif" officeooo:rsid="0011d73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1c2" style:font-weight-asian="bold" style:font-weight-complex="bold"/>
    </style:style>
    <style:style style:name="T4" style:family="text">
      <style:text-properties fo:font-weight="bold" officeooo:rsid="001a2237" style:font-weight-asian="bold" style:font-weight-complex="bold"/>
    </style:style>
    <style:style style:name="T5" style:family="text">
      <style:text-properties fo:font-weight="bold" officeooo:rsid="001caa90" style:font-weight-asian="bold" style:font-weight-complex="bold"/>
    </style:style>
    <style:style style:name="T6" style:family="text">
      <style:text-properties fo:font-weight="bold" fo:background-color="#ffff00" loext:char-shading-value="0" style:font-weight-asian="bold" style:font-weight-complex="bold"/>
    </style:style>
    <style:style style:name="T7" style:family="text">
      <style:text-properties fo:font-weight="bold" fo:background-color="#ffff00" loext:char-shading-value="0" style:font-weight-asian="bold" style:font-weight-complex="bold"/>
    </style:style>
    <style:style style:name="T8" style:family="text">
      <style:text-properties fo:font-weight="bold" officeooo:rsid="001caa90" fo:background-color="#ffff00" loext:char-shading-value="0" style:font-weight-asian="bold" style:font-weight-complex="bold"/>
    </style:style>
    <style:style style:name="T9" style:family="text">
      <style:text-properties fo:font-weight="bold" officeooo:rsid="001caa90" fo:background-color="#ffff00" loext:char-shading-value="0" style:font-weight-asian="bold" style:font-weight-complex="bold"/>
    </style:style>
    <style:style style:name="T10" style:family="text">
      <style:text-properties fo:font-weight="bold" officeooo:rsid="001a2237" fo:background-color="#ffff00" loext:char-shading-value="0" style:font-weight-asian="bold" style:font-weight-complex="bold"/>
    </style:style>
    <style:style style:name="T11" style:family="text">
      <style:text-properties fo:font-weight="bold" officeooo:rsid="001a2237" fo:background-color="#ffff00" loext:char-shading-value="0" style:font-weight-asian="bold" style:font-weight-complex="bold"/>
    </style:style>
    <style:style style:name="T12" style:family="text">
      <style:text-properties fo:font-weight="bold" officeooo:rsid="001821c2" fo:background-color="#ffff00" loext:char-shading-value="0" style:font-weight-asian="bold" style:font-weight-complex="bold"/>
    </style:style>
    <style:style style:name="T13" style:family="text">
      <style:text-properties fo:font-weight="bold" officeooo:rsid="001821c2" fo:background-color="#ffff00" loext:char-shading-value="0" style:font-weight-asian="bold" style:font-weight-complex="bold"/>
    </style:style>
    <style:style style:name="T14" style:family="text">
      <style:text-properties fo:font-weight="bold" officeooo:rsid="004a8686" fo:background-color="#ffff00" loext:char-shading-value="0" style:font-weight-asian="bold" style:font-weight-complex="bold"/>
    </style:style>
    <style:style style:name="T15" style:family="text">
      <style:text-properties officeooo:rsid="001821c2"/>
    </style:style>
    <style:style style:name="T16" style:family="text">
      <style:text-properties fo:font-weight="normal" officeooo:rsid="001821c2" style:font-weight-asian="normal" style:font-weight-complex="normal"/>
    </style:style>
    <style:style style:name="T17" style:family="text">
      <style:text-properties fo:font-weight="normal" officeooo:rsid="001a2237" style:font-weight-asian="normal" style:font-weight-complex="normal"/>
    </style:style>
    <style:style style:name="T18" style:family="text">
      <style:text-properties fo:font-weight="normal" officeooo:rsid="001696b7" style:font-weight-asian="normal" style:font-weight-complex="normal"/>
    </style:style>
    <style:style style:name="T19" style:family="text">
      <style:text-properties fo:font-weight="normal" officeooo:rsid="00196bd7" style:font-weight-asian="normal" style:font-weight-complex="normal"/>
    </style:style>
    <style:style style:name="T20" style:family="text">
      <style:text-properties fo:font-weight="normal" officeooo:rsid="001b92b0" style:font-weight-asian="normal" style:font-weight-complex="normal"/>
    </style:style>
    <style:style style:name="T21" style:family="text">
      <style:text-properties officeooo:rsid="001a2237"/>
    </style:style>
    <style:style style:name="T22" style:family="text">
      <style:text-properties officeooo:rsid="001caa90"/>
    </style:style>
    <style:style style:name="T23" style:family="text">
      <style:text-properties officeooo:rsid="0085dc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chi1 – TP</text:p>
      <text:p text:style-name="P1"/>
      <text:p text:style-name="P1"/>
      <text:p text:style-name="P1"/>
      <text:p text:style-name="P1"/>
      <text:list xml:id="list890205584" text:style-name="L1">
        <text:list-item>
          <text:p text:style-name="P4"><text:span text:style-name="T1">MAME : Multiple Arcade Machine Emulator</text:span></text:p>
        </text:list-item>
      </text:list>
      <text:p text:style-name="P2"/>
      <text:p text:style-name="P2"><text:span text:style-name="T2">1.3)</text:span> Selon moi le jeu avec le moins de complexité à coder serait « Space Invaders » avec son interface graphique très simple ainsi qu’un algorithme très répétitif et des mouvements limité.</text:p>
      <text:p text:style-name="P6">Et à l’invers le jeu avec le plus de complexité à coder serait « Space Harrier » avec un design 3D et une liberté de mouvements impliquant une multitude d’options</text:p>
      <text:p text:style-name="P6"/>
      <text:p text:style-name="P7">2.1)</text:p>
      <text:p text:style-name="P10">Invaders : <text:s/>Intel 8080 @ 1.99 MHz / <text:span text:style-name="T7">4 500 transistors</text:span> </text:p>
      <text:p text:style-name="P10"><text:span text:style-name="T15">Asteroids : </text:span>MOS Technology M6502 @ 1.51 MHz / <text:span text:style-name="T13">3 510 transistors</text:span></text:p>
      <text:p text:style-name="P12">PacMan : Zilog Z80 @ 3.07 MHz / <text:span text:style-name="T7">8 500 transistors</text:span></text:p>
      <text:p text:style-name="P12">Donkey Kong : Zilog Z80 @ 3.07 MHz / <text:span text:style-name="T7">8 500 transi</text:span><text:span text:style-name="T7">stors</text:span></text:p>
      <text:p text:style-name="P12">Pole Position : Zilog Z80 @ 3.07 MHz / <text:span text:style-name="T7">8 500 transistors </text:span><text:span text:style-name="T14">(uniquement mcpu)</text:span></text:p>
      <text:p text:style-name="P14">Star Wars : Motorola MC6809E @ 1.51 MHz / <text:span text:style-name="T7">9 000 </text:span><text:span text:style-name="T11">transistors</text:span></text:p>
      <text:p text:style-name="P17">Marble Madness : Motorola MC68010 @ 7.15 MHz / <text:span text:style-name="T7">68 000 transistors</text:span></text:p>
      <text:p text:style-name="P15">Atari System 1 : <text:span text:style-name="T21">Motorola MC68010 @ 7.15 MHz / </text:span><text:span text:style-name="T11">68 000 transistors</text:span></text:p>
      <text:p text:style-name="P19">Space Harrier : Motorola MC68000 @ 10.00 MHz / <text:span text:style-name="T9">68 000 transistors</text:span><text:span text:style-name="T22"> </text:span></text:p>
      <text:p text:style-name="P19"/>
      <text:p text:style-name="P8">2.2)</text:p>
      <text:p text:style-name="P11">Intel 8080 @ 1.99 MHz / <text:span text:style-name="T23">1984 / 8 bits</text:span></text:p>
      <text:p text:style-name="P11">MOS Technology M6502 @ 1.51 MHz / <text:span text:style-name="T23">1981 / 8 bits</text:span></text:p>
      <text:p text:style-name="P13">Zilog Z80 @ 3.07 MHz</text:p>
      <text:p text:style-name="P16">Motorola MC6809E @ 1.51 MHz</text:p>
      <text:p text:style-name="P18">Motorola MC68010 @ 7.15 MHz</text:p>
      <text:p text:style-name="P20">Motorola MC68000 @ 10.00 MHz*</text:p>
      <text:p text:style-name="P20"/>
      <text:p text:style-name="P20"/>
      <text:p text:style-name="P9">2.3)</text:p>
      <text:p text:style-name="P3"><text:span text:style-name="T18">Invaders : <text:s/></text:span>5 Ko</text:p>
      <text:p text:style-name="P3"><text:span text:style-name="T16">Asteroids : </text:span>7 Ko</text:p>
      <text:p text:style-name="P3"><text:span text:style-name="T16">PacMan : </text:span>13 Ko</text:p>
      <text:p text:style-name="P3"><text:span text:style-name="T16">Donkey Kong : </text:span>22 Ko</text:p>
      <text:p text:style-name="P3"><text:span text:style-name="T16">Pole Position : </text:span>66 Ko</text:p>
      <text:p text:style-name="P3"><text:span text:style-name="T19">Star Wars : </text:span>46 Ko</text:p>
      <text:p text:style-name="P3"><text:span text:style-name="T17">Marble Madness : </text:span>189 Ko</text:p>
      <text:p text:style-name="P3"><text:span text:style-name="T19">Atari System 1 : </text:span>48 Ko</text:p>
      <text:p text:style-name="P3"><text:span text:style-name="T20">Space Harrier : </text:span>737 K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3T14:00:30.209775767</meta:creation-date>
    <dc:date>2022-09-23T15:31:02.321092310</dc:date>
    <meta:editing-duration>PT1H13S</meta:editing-duration>
    <meta:editing-cycles>16</meta:editing-cycles>
    <meta:generator>LibreOffice/6.4.7.2$Linux_X86_64 LibreOffice_project/40$Build-2</meta:generator>
    <meta:document-statistic meta:table-count="0" meta:image-count="0" meta:object-count="0" meta:page-count="1" meta:paragraph-count="31" meta:word-count="267" meta:character-count="1319" meta:non-whitespace-character-count="1079"/>
  </office:meta>
</office:document-meta>
</file>